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242F8ED87A2D362689E.png" manifest:media-type="image/png"/>
  <manifest:file-entry manifest:full-path="Pictures/10000001000000F9000001841D047AE283040C11.png" manifest:media-type="image/png"/>
  <manifest:file-entry manifest:full-path="Pictures/10000001000000F0000001CB04766A0D28D76B8E.png" manifest:media-type="image/png"/>
  <manifest:file-entry manifest:full-path="Pictures/100000000000069B000008B71C36080A31252285.jpg" manifest:media-type="image/jpeg"/>
  <manifest:file-entry manifest:full-path="Pictures/100000000000069B000008C334CA8143612D3C57.jpg" manifest:media-type="image/jpeg"/>
  <manifest:file-entry manifest:full-path="Pictures/1000000100000078000000DB99EEA7CD20ECE635.png" manifest:media-type="image/png"/>
  <manifest:file-entry manifest:full-path="Pictures/100000010000011300000060BA47B615340C14C5.png" manifest:media-type="image/png"/>
  <manifest:file-entry manifest:full-path="Pictures/100000010000009100000080895110302CC1378D.png" manifest:media-type="image/png"/>
  <manifest:file-entry manifest:full-path="Pictures/1000000100000184000001FB7CEB4CA69F14D207.png" manifest:media-type="image/png"/>
  <manifest:file-entry manifest:full-path="Pictures/1000000100000292000003361269AF40D36FA5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3cf2"/>
    </style:style>
    <style:style style:name="P2" style:family="paragraph" style:parent-style-name="Standard">
      <style:paragraph-properties fo:break-before="page"/>
      <style:text-properties officeooo:paragraph-rsid="00153cf2"/>
    </style:style>
    <style:style style:name="P3" style:family="paragraph" style:parent-style-name="Standard">
      <style:text-properties fo:font-weight="normal" officeooo:rsid="00220fe1" officeooo:paragraph-rsid="00220fe1" style:font-weight-asian="normal" style:font-weight-complex="normal"/>
    </style:style>
    <style:style style:name="P4" style:family="paragraph" style:parent-style-name="Standard">
      <style:text-properties fo:font-weight="bold" officeooo:rsid="00220fe1" officeooo:paragraph-rsid="00220fe1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220fe1" officeooo:paragraph-rsid="00220fe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4626in" svg:y="-0.0126in" svg:width="6in" svg:height="7.5in" draw:z-index="0"><draw:image xlink:href="Pictures/1000000100000292000003361269AF40D36FA5B6.png" xlink:type="simple" xlink:show="embed" xlink:actuate="onLoad" draw:mime-type="image/png"/></draw:frame></text:p>
      <text:p text:style-name="P1"><draw:frame draw:style-name="fr1" draw:name="Image2" text:anchor-type="char" svg:x="1.4575in" svg:y="0.1543in" svg:width="1.5102in" svg:height="1.3335in" draw:z-index="1"><draw:image xlink:href="Pictures/100000010000009100000080895110302CC1378D.png" xlink:type="simple" xlink:show="embed" xlink:actuate="onLoad" draw:mime-type="image/png"/></draw:frame></text:p>
      <text:p text:style-name="P1"><draw:frame draw:style-name="fr1" draw:name="Image3" text:anchor-type="char" svg:x="3.3217in" svg:y="0.1083in" svg:width="2.8646in" svg:height="1in" draw:z-index="2"><draw:image xlink:href="Pictures/100000010000011300000060BA47B615340C14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6" draw:name="Image9" text:anchor-type="char" svg:width="6.5in" svg:height="8.6201in" draw:z-index="7"><draw:image xlink:href="Pictures/100000000000069B000008C334CA8143612D3C57.jpg" xlink:type="simple" xlink:show="embed" xlink:actuate="onLoad" draw:mime-type="image/jpeg"/></draw:frame><text:soft-page-break/></text:p>
      <text:p text:style-name="P1"/>
      <text:p text:style-name="P1"/>
      <text:p text:style-name="P2"><draw:frame draw:style-name="fr4" draw:name="Image10" text:anchor-type="char" svg:x="-0.0917in" svg:y="0.0043in" svg:width="6.9252in" svg:height="9.1362in" draw:z-index="8"><draw:image xlink:href="Pictures/100000000000069B000008B71C36080A31252285.jpg" xlink:type="simple" xlink:show="embed" xlink:actuate="onLoad" draw:mime-type="image/jpeg"/></draw:frame></text:p>
      <text:p text:style-name="P1"><draw:frame draw:style-name="fr5" draw:name="Image8" text:anchor-type="char" svg:x="5.5835in" svg:y="5.5528in" svg:width="1.25in" svg:height="2.2811in" draw:z-index="9"><draw:image xlink:href="Pictures/1000000100000078000000DB99EEA7CD20ECE635.png" xlink:type="simple" xlink:show="embed" xlink:actuate="onLoad" draw:mime-type="image/png"/></draw:frame></text:p>
      <text:p text:style-name="P2"><draw:frame draw:style-name="fr4" draw:name="Image5" text:anchor-type="char" svg:x="4.4299in" svg:y="-0.0098in" svg:width="2.25in" svg:height="4.3in" draw:z-index="3"><draw:image xlink:href="Pictures/10000001000000F0000001CB04766A0D28D76B8E.png" xlink:type="simple" xlink:show="embed" xlink:actuate="onLoad" draw:mime-type="image/png"/></draw:frame><draw:frame draw:style-name="fr3" draw:name="Image4" text:anchor-type="char" svg:width="2.35in" svg:height="3.6598in" draw:z-index="4"><draw:image xlink:href="Pictures/10000001000000F9000001841D047AE283040C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width="4.9in" svg:height="5.4402in" draw:z-index="6"><draw:image xlink:href="Pictures/100000010000020800000242F8ED87A2D36268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Notes</text:p>
      <text:p text:style-name="P3"><draw:frame draw:style-name="fr1" draw:name="Image7" text:anchor-type="char" svg:x="0in" svg:y="0.0071in" svg:width="3.8in" svg:height="4.9701in" draw:z-index="5"><draw:image xlink:href="Pictures/1000000100000184000001FB7CEB4CA69F14D20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0T15:23:13.869609107</meta:creation-date>
    <meta:generator>LibreOffice/7.2.3.2$Linux_X86_64 LibreOffice_project/20$Build-2</meta:generator>
    <dc:date>2021-12-12T11:08:27.877333744</dc:date>
    <meta:editing-duration>PT57M42S</meta:editing-duration>
    <meta:editing-cycles>26</meta:editing-cycles>
    <meta:document-statistic meta:table-count="0" meta:image-count="10" meta:object-count="0" meta:page-count="5" meta:paragraph-count="1" meta:word-count="1" meta:character-count="5" meta:non-whitespace-character-count="5"/>
  </office:meta>
</office:document-meta>
</file>